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575.21pt" svg:y="307.19pt">
            <loext:p draw:notify-on-update-of-ranges="Sheet1.K7:Sheet1.K13 Sheet1.L5:Sheet1.L6 Sheet1.L7:Sheet1.L13 Sheet1.M5:Sheet1.M6 Sheet1.M7:Sheet1.M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03.6pt" svg:y="66.81pt">
            <loext:p draw:notify-on-update-of-ranges="Sheet1.P7:Sheet1.P10 Sheet1.Q6:Sheet1.Q6 Sheet1.Q7:Sheet1.Q10 Sheet1.P7:Sheet1.P10 Sheet1.R6:Sheet1.R6 Sheet1.R7:Sheet1.R10 Sheet1.P7:Sheet1.P10 Sheet1.S6:Sheet1.S6 Sheet1.S7:Sheet1.S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5">
          <table:table-cell table:number-columns-repeated="19"/>
        </table:table-row>
        <table:table-row table:style-name="ro1">
          <table:table-cell table:number-columns-repeated="11"/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3"/>
          <table:table-cell office:value-type="string" calcext:value-type="string">
            <text:p>RNN</text:p>
          </table:table-cell>
          <table:table-cell office:value-type="string" calcext:value-type="string">
            <text:p>GRU</text:p>
          </table:table-cell>
          <table:table-cell office:value-type="string" calcext:value-type="string">
            <text:p>LSTM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lear</text:p>
          </table:table-cell>
          <table:table-cell office:value-type="float" office:value="0.358517667336972" calcext:value-type="float">
            <text:p>0.3585176673</text:p>
          </table:table-cell>
          <table:table-cell office:value-type="float" office:value="0.352711223203026" calcext:value-type="float">
            <text:p>0.35271122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.78" calcext:value-type="float">
            <text:p>25.78</text:p>
          </table:table-cell>
          <table:table-cell office:value-type="float" office:value="41.09" calcext:value-type="float">
            <text:p>41.09</text:p>
          </table:table-cell>
          <table:table-cell office:value-type="float" office:value="69.01" calcext:value-type="float">
            <text:p>69.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loudy</text:p>
          </table:table-cell>
          <table:table-cell office:value-type="float" office:value="0.2116765739288" calcext:value-type="float">
            <text:p>0.2116765739</text:p>
          </table:table-cell>
          <table:table-cell office:value-type="float" office:value="0.30983606557377" calcext:value-type="float">
            <text:p>0.309836065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46.51" calcext:value-type="float">
            <text:p>246.51</text:p>
          </table:table-cell>
          <table:table-cell office:value-type="float" office:value="487.57" calcext:value-type="float">
            <text:p>487.57</text:p>
          </table:table-cell>
          <table:table-cell office:value-type="float" office:value="432.73" calcext:value-type="float">
            <text:p>432.7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Other</text:p>
          </table:table-cell>
          <table:table-cell office:value-type="float" office:value="0.000331469736813029" calcext:value-type="float">
            <text:p>0.00033146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23.79" calcext:value-type="float">
            <text:p>723.79</text:p>
          </table:table-cell>
          <table:table-cell office:value-type="float" office:value="1246.94" calcext:value-type="float">
            <text:p>1246.94</text:p>
          </table:table-cell>
          <table:table-cell office:value-type="float" office:value="1108.5" calcext:value-type="float">
            <text:p>1108.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Partly Cloudy</text:p>
          </table:table-cell>
          <table:table-cell office:value-type="float" office:value="0.257132123837094" calcext:value-type="float">
            <text:p>0.2571321238</text:p>
          </table:table-cell>
          <table:table-cell office:value-type="float" office:value="0.284237074401009" calcext:value-type="float">
            <text:p>0.284237074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907.12" calcext:value-type="float">
            <text:p>907.12</text:p>
          </table:table-cell>
          <table:table-cell office:value-type="float" office:value="1511.57" calcext:value-type="float">
            <text:p>1511.57</text:p>
          </table:table-cell>
          <table:table-cell office:value-type="float" office:value="1151.65" calcext:value-type="float">
            <text:p>1151.6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ain</text:p>
          </table:table-cell>
          <table:table-cell office:value-type="float" office:value="0.159525335336884" calcext:value-type="float">
            <text:p>0.1595253353</text:p>
          </table:table-cell>
          <table:table-cell office:value-type="float" office:value="0.0523329129886507" calcext:value-type="float">
            <text:p>0.05233291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Snow</text:p>
          </table:table-cell>
          <table:table-cell office:value-type="float" office:value="0.00287273771904625" calcext:value-type="float">
            <text:p>0.0028727377</text:p>
          </table:table-cell>
          <table:table-cell office:value-type="float" office:value="0.000378310214375788" calcext:value-type="float">
            <text:p>0.000378310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Thunderstorm</text:p>
          </table:table-cell>
          <table:table-cell office:value-type="float" office:value="0.00994409210439087" calcext:value-type="float">
            <text:p>0.0099440921</text:p>
          </table:table-cell>
          <table:table-cell office:value-type="float" office:value="0.000504413619167718" calcext:value-type="float">
            <text:p>0.000504413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lear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artly Cloudy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Thunderstorm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Actual</text:p>
          </table:table-cell>
          <table:table-cell office:value-type="float" office:value="0.358517667336972" calcext:value-type="float">
            <text:p>0.3585176673</text:p>
          </table:table-cell>
          <table:table-cell office:value-type="float" office:value="0.2116765739288" calcext:value-type="float">
            <text:p>0.2116765739</text:p>
          </table:table-cell>
          <table:table-cell office:value-type="float" office:value="0.000331469736813029" calcext:value-type="float">
            <text:p>0.0003314697</text:p>
          </table:table-cell>
          <table:table-cell office:value-type="float" office:value="0.257132123837094" calcext:value-type="float">
            <text:p>0.2571321238</text:p>
          </table:table-cell>
          <table:table-cell office:value-type="float" office:value="0.159525335336884" calcext:value-type="float">
            <text:p>0.1595253353</text:p>
          </table:table-cell>
          <table:table-cell office:value-type="float" office:value="0.00287273771904625" calcext:value-type="float">
            <text:p>0.0028727377</text:p>
          </table:table-cell>
          <table:table-cell office:value-type="float" office:value="0.00994409210439087" calcext:value-type="float">
            <text:p>0.00994409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dicted</text:p>
          </table:table-cell>
          <table:table-cell office:value-type="float" office:value="0.352711223203026" calcext:value-type="float">
            <text:p>0.3527112232</text:p>
          </table:table-cell>
          <table:table-cell office:value-type="float" office:value="0.30983606557377" calcext:value-type="float">
            <text:p>0.3098360656</text:p>
          </table:table-cell>
          <table:table-cell office:value-type="float" office:value="0" calcext:value-type="float">
            <text:p>0</text:p>
          </table:table-cell>
          <table:table-cell office:value-type="float" office:value="0.284237074401009" calcext:value-type="float">
            <text:p>0.2842370744</text:p>
          </table:table-cell>
          <table:table-cell office:value-type="float" office:value="0.0523329129886507" calcext:value-type="float">
            <text:p>0.052332913</text:p>
          </table:table-cell>
          <table:table-cell office:value-type="float" office:value="0.000378310214375788" calcext:value-type="float">
            <text:p>0.0003783102</text:p>
          </table:table-cell>
          <table:table-cell office:value-type="float" office:value="0.000504413619167718" calcext:value-type="float">
            <text:p>0.0005044136</text:p>
          </table:table-cell>
          <table:table-cell table:number-columns-repeated="9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RNN</text:p>
          </table:table-cell>
          <table:table-cell office:value-type="float" office:value="25.78" calcext:value-type="float">
            <text:p>25.78</text:p>
          </table:table-cell>
          <table:table-cell office:value-type="float" office:value="246.51" calcext:value-type="float">
            <text:p>246.51</text:p>
          </table:table-cell>
          <table:table-cell office:value-type="float" office:value="723.79" calcext:value-type="float">
            <text:p>723.79</text:p>
          </table:table-cell>
          <table:table-cell office:value-type="float" office:value="907.12" calcext:value-type="float">
            <text:p>907.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GRU</text:p>
          </table:table-cell>
          <table:table-cell office:value-type="float" office:value="41.09" calcext:value-type="float">
            <text:p>41.09</text:p>
          </table:table-cell>
          <table:table-cell office:value-type="float" office:value="487.57" calcext:value-type="float">
            <text:p>487.57</text:p>
          </table:table-cell>
          <table:table-cell office:value-type="float" office:value="1246.94" calcext:value-type="float">
            <text:p>1246.94</text:p>
          </table:table-cell>
          <table:table-cell office:value-type="float" office:value="1511.57" calcext:value-type="float">
            <text:p>1511.5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LSTM</text:p>
          </table:table-cell>
          <table:table-cell office:value-type="float" office:value="69.01" calcext:value-type="float">
            <text:p>69.01</text:p>
          </table:table-cell>
          <table:table-cell office:value-type="float" office:value="432.73" calcext:value-type="float">
            <text:p>432.73</text:p>
          </table:table-cell>
          <table:table-cell office:value-type="float" office:value="1108.5" calcext:value-type="float">
            <text:p>1108.5</text:p>
          </table:table-cell>
          <table:table-cell office:value-type="float" office:value="1151.65" calcext:value-type="float">
            <text:p>1151.65</text:p>
          </table:table-cell>
          <table:table-cell table:number-columns-repeated="12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{0: 2797, 3: 2254, 1: 2457, 4: 451, 5: 3, 6: 4})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1:08:52.738663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1:08:53.419274766</meta:creation-date>
    <meta:editing-duration>PT1H35M48S</meta:editing-duration>
    <meta:editing-cycles>2</meta:editing-cycles>
    <meta:generator>LibreOffice/5.1.6.2$Linux_X86_64 LibreOffice_project/10m0$Build-2</meta:generator>
    <dc:date>2018-05-01T23:24:48.331218664</dc:date>
    <meta:document-statistic meta:table-count="1" meta:cell-count="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093cm" svg:y="0.316cm" chart:style-name="ch2">
          <text:p>Actual vs. Predicted Class Distribution</text:p>
        </chart:title>
        <chart:legend chart:legend-position="end" svg:x="13.682cm" svg:y="3.955cm" style:legend-expansion="high" chart:style-name="ch3"/>
        <chart:plot-area chart:style-name="ch4" table:cell-range-address="Sheet1.K5:Sheet1.M13" chart:data-source-has-labels="both" svg:x="1.33cm" svg:y="1.275cm" svg:width="12.033cm" svg:height="6.57cm">
          <chartooo:coordinate-region svg:x="2.242cm" svg:y="1.474cm" svg:width="10.856cm" svg:height="5.724cm"/>
          <chart:axis chart:dimension="x" chart:name="primary-x" chart:style-name="ch5" chartooo:axis-type="auto">
            <chartooo:date-scale/>
            <chart:title svg:x="6.323cm" svg:y="8.025cm" chart:style-name="ch6">
              <text:p>Weather Type</text:p>
            </chart:title>
            <chart:categories table:cell-range-address="Sheet1.K7:Sheet1.K13"/>
          </chart:axis>
          <chart:axis chart:dimension="y" chart:name="primary-y" chart:style-name="ch7">
            <chart:title svg:x="0.451cm" svg:y="5.437cm" chart:style-name="ch8">
              <text:p>Distribution</text:p>
            </chart:title>
            <chart:grid chart:style-name="ch9" chart:class="major"/>
          </chart:axis>
          <chart:series chart:style-name="ch10" chart:values-cell-range-address="Sheet1.L7:Sheet1.L13" chart:label-cell-address="Sheet1.L5:Sheet1.L6" chart:class="chart:bar">
            <chart:data-point chart:repeated="7"/>
          </chart:series>
          <chart:series chart:style-name="ch11" chart:values-cell-range-address="Sheet1.M7:Sheet1.M13" chart:label-cell-address="Sheet1.M5:Sheet1.M6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text:list>
                  <text:list-item>
                    <text:p/>
                  </text:list-item>
                  <text:list-item>
                    <text:p>Actual</text:p>
                  </text:list-item>
                </text:list>
                <draw:g>
                  <svg:desc>Sheet1.L5:Sheet1.L6</svg:desc>
                </draw:g>
              </table:table-cell>
              <table:table-cell office:value-type="string">
                <text:p>Predicted</text:p>
                <text:list>
                  <text:list-item>
                    <text:p/>
                  </text:list-item>
                  <text:list-item>
                    <text:p>Predicted</text:p>
                  </text:list-item>
                </text:list>
                <draw:g>
                  <svg:desc>Sheet1.M5:Sheet1.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ear</text:p>
                <draw:g>
                  <svg:desc>Sheet1.K7:Sheet1.K13</svg:desc>
                </draw:g>
              </table:table-cell>
              <table:table-cell office:value-type="float" office:value="0.358517667336972">
                <text:p>0.358517667336972</text:p>
                <draw:g>
                  <svg:desc>Sheet1.L7:Sheet1.L13</svg:desc>
                </draw:g>
              </table:table-cell>
              <table:table-cell office:value-type="float" office:value="0.352711223203026">
                <text:p>0.352711223203026</text:p>
                <draw:g>
                  <svg:desc>Sheet1.M7:Sheet1.M13</svg:desc>
                </draw:g>
              </table:table-cell>
            </table:table-row>
            <table:table-row>
              <table:table-cell office:value-type="string">
                <text:p>Cloudy</text:p>
              </table:table-cell>
              <table:table-cell office:value-type="float" office:value="0.2116765739288">
                <text:p>0.2116765739288</text:p>
              </table:table-cell>
              <table:table-cell office:value-type="float" office:value="0.30983606557377">
                <text:p>0.30983606557377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00331469736813029">
                <text:p>0.000331469736813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rtly Cloudy</text:p>
              </table:table-cell>
              <table:table-cell office:value-type="float" office:value="0.257132123837094">
                <text:p>0.257132123837094</text:p>
              </table:table-cell>
              <table:table-cell office:value-type="float" office:value="0.284237074401009">
                <text:p>0.284237074401009</text:p>
              </table:table-cell>
            </table:table-row>
            <table:table-row>
              <table:table-cell office:value-type="string">
                <text:p>Rain</text:p>
              </table:table-cell>
              <table:table-cell office:value-type="float" office:value="0.159525335336884">
                <text:p>0.159525335336884</text:p>
              </table:table-cell>
              <table:table-cell office:value-type="float" office:value="0.0523329129886507">
                <text:p>0.0523329129886507</text:p>
              </table:table-cell>
            </table:table-row>
            <table:table-row>
              <table:table-cell office:value-type="string">
                <text:p>Snow</text:p>
              </table:table-cell>
              <table:table-cell office:value-type="float" office:value="0.00287273771904625">
                <text:p>0.00287273771904625</text:p>
              </table:table-cell>
              <table:table-cell office:value-type="float" office:value="0.000378310214375788">
                <text:p>0.000378310214375788</text:p>
              </table:table-cell>
            </table:table-row>
            <table:table-row>
              <table:table-cell office:value-type="string">
                <text:p>Thunderstorm</text:p>
              </table:table-cell>
              <table:table-cell office:value-type="float" office:value="0.00994409210439087">
                <text:p>0.00994409210439087</text:p>
              </table:table-cell>
              <table:table-cell office:value-type="float" office:value="0.000504413619167718">
                <text:p>0.000504413619167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cc" draw:fill-color="#0000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95cm" svg:y="0.316cm" chart:style-name="ch2">
          <text:p>Time to Fit vs Sequence Length</text:p>
        </chart:title>
        <chart:legend chart:legend-position="end" svg:x="13.73cm" svg:y="3.703cm" style:legend-expansion="high" chart:style-name="ch3"/>
        <chart:plot-area chart:style-name="ch4" table:cell-range-address="Sheet1.P7:Sheet1.S10 Sheet1.Q6:Sheet1.S6" chart:data-source-has-labels="row" svg:x="1.331cm" svg:y="1.275cm" svg:width="12.079cm" svg:height="6.564cm">
          <chartooo:coordinate-region svg:x="2.138cm" svg:y="1.474cm" svg:width="10.808cm" svg:height="5.718cm"/>
          <chart:axis chart:dimension="x" chart:name="primary-x" chart:style-name="ch5">
            <chart:title svg:x="6.03cm" svg:y="8.019cm" chart:style-name="ch6">
              <text:p>Sequence Length</text:p>
            </chart:title>
          </chart:axis>
          <chart:axis chart:dimension="y" chart:name="primary-y" chart:style-name="ch5">
            <chart:title svg:x="0.451cm" svg:y="6.096cm" chart:style-name="ch7">
              <text:p>Time to Fit (seconds)</text:p>
            </chart:title>
            <chart:grid chart:style-name="ch8" chart:class="major"/>
          </chart:axis>
          <chart:series chart:style-name="ch9" chart:values-cell-range-address="Sheet1.Q7:Sheet1.Q10" chart:label-cell-address="Sheet1.Q6:Sheet1.Q6" chart:class="chart:scatter">
            <chart:domain table:cell-range-address="Sheet1.P7:Sheet1.P10"/>
            <chart:data-point chart:repeated="4"/>
          </chart:series>
          <chart:series chart:style-name="ch10" chart:values-cell-range-address="Sheet1.R7:Sheet1.R10" chart:label-cell-address="Sheet1.R6:Sheet1.R6" chart:class="chart:scatter">
            <chart:data-point chart:repeated="4"/>
          </chart:series>
          <chart:series chart:style-name="ch11" chart:values-cell-range-address="Sheet1.S7:Sheet1.S10" chart:label-cell-address="Sheet1.S6:Sheet1.S6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RNN</text:p>
                <draw:g>
                  <svg:desc>Sheet1.Q6:Sheet1.Q6</svg:desc>
                </draw:g>
              </table:table-cell>
              <table:table-cell office:value-type="string">
                <text:p>GRU</text:p>
                <draw:g>
                  <svg:desc>Sheet1.R6:Sheet1.R6</svg:desc>
                </draw:g>
              </table:table-cell>
              <table:table-cell office:value-type="string">
                <text:p>LSTM</text:p>
                <draw:g>
                  <svg:desc>Sheet1.S6:Sheet1.S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P7:Sheet1.P10</svg:desc>
                </draw:g>
              </table:table-cell>
              <table:table-cell office:value-type="float" office:value="25.78">
                <text:p>25.78</text:p>
                <draw:g>
                  <svg:desc>Sheet1.Q7:Sheet1.Q10</svg:desc>
                </draw:g>
              </table:table-cell>
              <table:table-cell office:value-type="float" office:value="41.09">
                <text:p>41.09</text:p>
                <draw:g>
                  <svg:desc>Sheet1.R7:Sheet1.R10</svg:desc>
                </draw:g>
              </table:table-cell>
              <table:table-cell office:value-type="float" office:value="69.01">
                <text:p>69.01</text:p>
                <draw:g>
                  <svg:desc>Sheet1.S7:Sheet1.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46.51">
                <text:p>246.51</text:p>
              </table:table-cell>
              <table:table-cell office:value-type="float" office:value="487.57">
                <text:p>487.57</text:p>
              </table:table-cell>
              <table:table-cell office:value-type="float" office:value="432.73">
                <text:p>432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723.79">
                <text:p>723.79</text:p>
              </table:table-cell>
              <table:table-cell office:value-type="float" office:value="1246.94">
                <text:p>1246.94</text:p>
              </table:table-cell>
              <table:table-cell office:value-type="float" office:value="1108.5">
                <text:p>110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907.12">
                <text:p>907.12</text:p>
              </table:table-cell>
              <table:table-cell office:value-type="float" office:value="1511.57">
                <text:p>1511.57</text:p>
              </table:table-cell>
              <table:table-cell office:value-type="float" office:value="1151.65">
                <text:p>1151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